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e54" officeooo:paragraph-rsid="001bfe54"/>
    </style:style>
    <style:style style:name="P2" style:family="paragraph" style:parent-style-name="Standard">
      <style:text-properties fo:font-size="14pt" officeooo:rsid="001bfe54" officeooo:paragraph-rsid="001bfe54" style:font-size-asian="14pt" style:font-size-complex="14pt"/>
    </style:style>
    <style:style style:name="P3" style:family="paragraph" style:parent-style-name="Standard">
      <style:text-properties officeooo:rsid="001e0b66" officeooo:paragraph-rsid="001e0b66"/>
    </style:style>
    <style:style style:name="P4" style:family="paragraph" style:parent-style-name="Standard" style:list-style-name="L1">
      <style:text-properties officeooo:rsid="001e0b66" officeooo:paragraph-rsid="001e0b66"/>
    </style:style>
    <style:style style:name="P5" style:family="paragraph" style:parent-style-name="Standard" style:list-style-name="L3">
      <style:text-properties officeooo:rsid="001e0b66" officeooo:paragraph-rsid="001e0b66"/>
    </style:style>
    <style:style style:name="P6" style:family="paragraph" style:parent-style-name="Standard" style:list-style-name="L4">
      <style:text-properties officeooo:rsid="001e0b66" officeooo:paragraph-rsid="001e0b66"/>
    </style:style>
    <style:style style:name="P7" style:family="paragraph" style:parent-style-name="Standard" style:list-style-name="L1">
      <style:text-properties officeooo:paragraph-rsid="001e0b66"/>
    </style:style>
    <style:style style:name="P8" style:family="paragraph" style:parent-style-name="Standard" style:list-style-name="L4">
      <style:text-properties officeooo:rsid="001e53cb" officeooo:paragraph-rsid="001e53cb"/>
    </style:style>
    <style:style style:name="T1" style:family="text">
      <style:text-properties officeooo:rsid="001c6daf"/>
    </style:style>
    <style:style style:name="T2" style:family="text">
      <style:text-properties officeooo:rsid="001c782e"/>
    </style:style>
    <style:style style:name="T3" style:family="text">
      <style:text-properties officeooo:rsid="001e0b66"/>
    </style:style>
    <style:style style:name="T4" style:family="text">
      <style:text-properties officeooo:rsid="00215e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eting Notes</text:p>
      <text:p text:style-name="P1"/>
      <text:p text:style-name="P1">Date <text:span text:style-name="T2">o</text:span>f <text:span text:style-name="T2">m</text:span>eeting: <text:span text:style-name="T3">13/01/2020</text:span></text:p>
      <text:p text:style-name="P1">Members <text:span text:style-name="T2">p</text:span>resent: <text:span text:style-name="T3">Jarrad, Spencer, James, George, Nabil</text:span></text:p>
      <text:p text:style-name="P1">Length <text:span text:style-name="T2">o</text:span>f <text:span text:style-name="T2">m</text:span>eeting: <text:span text:style-name="T3">1:30hrs</text:span></text:p>
      <text:p text:style-name="P1"/>
      <text:p text:style-name="P1"/>
      <text:p text:style-name="P1">What <text:span text:style-name="T1">w</text:span>as <text:span text:style-name="T1">d</text:span>one <text:span text:style-name="T1">l</text:span>ast <text:span text:style-name="T1">w</text:span>eek?:</text:p>
      <text:p text:style-name="P3">N/A</text:p>
      <text:p text:style-name="P1"/>
      <text:p text:style-name="P1">What <text:span text:style-name="T1">w</text:span>asn’t <text:span text:style-name="T1">d</text:span>one <text:span text:style-name="T1">l</text:span>ast <text:span text:style-name="T1">w</text:span>eek?:</text:p>
      <text:p text:style-name="P3">N/A</text:p>
      <text:p text:style-name="P1"/>
      <text:p text:style-name="P1">What <text:span text:style-name="T1">d</text:span>id <text:span text:style-name="T1">w</text:span>e <text:span text:style-name="T1">di</text:span>scuss <text:span text:style-name="T1">t</text:span>his <text:span text:style-name="T1">w</text:span>eek?:</text:p>
      <text:list xml:id="list3496693553" text:style-name="L3">
        <text:list-item>
          <text:p text:style-name="P5">Initially Jarrad presented a PDF detailing game ideas, clarification of what was required of us, role allocation and a variety of other useful ideas.</text:p>
        </text:list-item>
      </text:list>
      <text:list xml:id="list2415017655" text:style-name="L1">
        <text:list-item>
          <text:p text:style-name="P7"><text:span text:style-name="T3">Whether we could use Box2D, a UI library, if 3D features can be removed or an Audio API</text:span></text:p>
        </text:list-item>
        <text:list-item>
          <text:p text:style-name="P4">We discussed how we were going to implement an agile methodology into our project development</text:p>
        </text:list-item>
        <text:list-item>
          <text:p text:style-name="P7"><text:span text:style-name="T3">Which tools we are going to use. We decided to use Google Drive for file sharing, Discord for communication, Trello for task organization and GitHub for source control.</text:span></text:p>
        </text:list-item>
        <text:list-item>
          <text:p text:style-name="P7"><text:span text:style-name="T3">What type of game we wanted to make. We decided that we wanted to make a 2D game as it would reduce the complexity however give us a lot of potential features. We also covered the style of game and decided it would be good to have a platformer.</text:span></text:p>
        </text:list-item>
        <text:list-item>
          <text:p text:style-name="P4">What features we would need to make our game, for example, 2D Physics, Audio, Animation, a particle system, Artificial Intelligence etc. </text:p>
        </text:list-item>
        <text:list-item>
          <text:p text:style-name="P4">We also discussed which tools we would need, we decided that a level editor was the best choice for us. We also discussed the fact that we would not need to start building the tool until the game engine was somewhat functional.</text:p>
        </text:list-item>
        <text:list-item>
          <text:p text:style-name="P4">We also discussed role allocation and gained some clarity into what each member would be responsible for. </text:p>
        </text:list-item>
        <text:list-item>
          <text:p text:style-name="P4">Spencer and Jarrad were designated to do the documentation each week. Spencer was designated to be the project manager.</text:p>
          <text:p text:style-name="P4"/>
        </text:list-item>
      </text:list>
      <text:p text:style-name="P1"/>
      <text:p text:style-name="P1">What <text:span text:style-name="T1">a</text:span>re <text:span text:style-name="T1">w</text:span>e <text:span text:style-name="T1">g</text:span>oing <text:span text:style-name="T1">t</text:span>o <text:span text:style-name="T1">d</text:span>o <text:span text:style-name="T1">t</text:span>his <text:span text:style-name="T1">w</text:span>eek?:</text:p>
      <text:list xml:id="list3104863540" text:style-name="L4">
        <text:list-item>
          <text:p text:style-name="P6">Spencer is asking Simon about Box2D, a UI library, if 3D features can be removed, and whether an Audio API can be used</text:p>
        </text:list-item>
        <text:list-item>
          <text:p text:style-name="P6">George is cleaning up his code and potentially finishing off features that we will need as pre-requisites for development</text:p>
        </text:list-item>
        <text:list-item>
          <text:p text:style-name="P8">George is pushing the project <text:span text:style-name="T4">to GitHub</text:span></text:p>
        </text:list-item>
        <text:list-item>
          <text:p text:style-name="P6">Spencer &amp; Jarrad are setting up Trello, a shared Google Drive, the project backlog &amp; all other relevant documentation</text:p>
        </text:list-item>
        <text:list-item>
          <text:p text:style-name="P6">Everyone is thinking about what features we might want to individually contribute</text:p>
        </text:list-item>
      </text:list>
      <text:p text:style-name="P1"/>
      <text:p text:style-name="P1">Date <text:span text:style-name="T1">o</text:span>f <text:span text:style-name="T1">n</text:span>ext <text:span text:style-name="T1">m</text:span>eeting: <text:span text:style-name="T3">16/01/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3:11:31.917118902</meta:creation-date>
    <dc:date>2020-01-13T13:48:18.436647491</dc:date>
    <meta:editing-duration>PT36M4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376" meta:character-count="2098" meta:non-whitespace-character-count="1760"/>
  </office:meta>
</office:document-meta>
</file>